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99ef4" officeooo:paragraph-rsid="00099ef4"/>
    </style:style>
    <style:style style:name="P2" style:family="paragraph" style:parent-style-name="Standard">
      <style:paragraph-properties fo:text-align="end" style:justify-single-word="false"/>
      <style:text-properties officeooo:rsid="00099ef4" officeooo:paragraph-rsid="00099ef4"/>
    </style:style>
    <style:style style:name="P3" style:family="paragraph" style:parent-style-name="Standard">
      <style:text-properties officeooo:rsid="00099ef4" officeooo:paragraph-rsid="0019b870"/>
    </style:style>
    <style:style style:name="P4" style:family="paragraph" style:parent-style-name="Standard">
      <style:paragraph-properties fo:text-align="center" style:justify-single-word="false"/>
      <style:text-properties fo:font-size="16pt" officeooo:rsid="00099ef4" officeooo:paragraph-rsid="00099ef4" style:font-size-asian="16pt" style:font-size-complex="16pt"/>
    </style:style>
    <style:style style:name="P5" style:family="paragraph" style:parent-style-name="Standard">
      <style:paragraph-properties fo:margin-left="0.94cm" fo:margin-right="0cm" fo:text-indent="0cm" style:auto-text-indent="false">
        <style:tab-stops>
          <style:tab-stop style:position="3.794cm"/>
        </style:tab-stops>
      </style:paragraph-properties>
      <style:text-properties officeooo:rsid="000bb38c" officeooo:paragraph-rsid="000bb38c"/>
    </style:style>
    <style:style style:name="P6" style:family="paragraph" style:parent-style-name="Standard">
      <style:paragraph-properties fo:margin-left="0.94cm" fo:margin-right="0cm" fo:text-indent="0cm" style:auto-text-indent="false">
        <style:tab-stops>
          <style:tab-stop style:position="3.794cm"/>
        </style:tab-stops>
      </style:paragraph-properties>
      <style:text-properties officeooo:rsid="000bb38c" officeooo:paragraph-rsid="000e6077"/>
    </style:style>
    <style:style style:name="P7" style:family="paragraph" style:parent-style-name="Standard">
      <style:paragraph-properties fo:margin-left="0.94cm" fo:margin-right="0cm" fo:text-indent="0cm" style:auto-text-indent="false">
        <style:tab-stops>
          <style:tab-stop style:position="3.794cm"/>
          <style:tab-stop style:position="8.763cm"/>
          <style:tab-stop style:position="12.543cm"/>
        </style:tab-stops>
      </style:paragraph-properties>
      <style:text-properties officeooo:rsid="000bb38c" officeooo:paragraph-rsid="000bb38c"/>
    </style:style>
    <style:style style:name="P8" style:family="paragraph" style:parent-style-name="Standard">
      <style:paragraph-properties fo:margin-left="0.94cm" fo:margin-right="0cm" fo:text-indent="0cm" style:auto-text-indent="false">
        <style:tab-stops>
          <style:tab-stop style:position="3.794cm"/>
          <style:tab-stop style:position="8.763cm"/>
          <style:tab-stop style:position="12.543cm"/>
        </style:tab-stops>
      </style:paragraph-properties>
      <style:text-properties officeooo:rsid="000bb38c" officeooo:paragraph-rsid="0011b170"/>
    </style:style>
    <style:style style:name="P9" style:family="paragraph" style:parent-style-name="Standard">
      <style:paragraph-properties fo:margin-left="0.94cm" fo:margin-right="0cm" fo:text-indent="0cm" style:auto-text-indent="false">
        <style:tab-stops>
          <style:tab-stop style:position="3.794cm"/>
          <style:tab-stop style:position="8.763cm"/>
          <style:tab-stop style:position="12.543cm"/>
        </style:tab-stops>
      </style:paragraph-properties>
      <style:text-properties officeooo:rsid="000bb38c" officeooo:paragraph-rsid="001ad234"/>
    </style:style>
    <style:style style:name="P10" style:family="paragraph" style:parent-style-name="Standard">
      <style:paragraph-properties fo:margin-left="0.94cm" fo:margin-right="0cm" fo:text-indent="0cm" style:auto-text-indent="false">
        <style:tab-stops>
          <style:tab-stop style:position="3.794cm"/>
          <style:tab-stop style:position="8.763cm"/>
          <style:tab-stop style:position="12.543cm"/>
        </style:tab-stops>
      </style:paragraph-properties>
      <style:text-properties officeooo:rsid="00099ef4" officeooo:paragraph-rsid="00099ef4"/>
    </style:style>
    <style:style style:name="P11" style:family="paragraph" style:parent-style-name="Standard">
      <style:paragraph-properties fo:margin-left="0.94cm" fo:margin-right="0cm" fo:text-indent="0cm" style:auto-text-indent="false">
        <style:tab-stops>
          <style:tab-stop style:position="3.794cm"/>
          <style:tab-stop style:position="8.763cm"/>
          <style:tab-stop style:position="12.543cm"/>
        </style:tab-stops>
      </style:paragraph-properties>
      <style:text-properties officeooo:rsid="00099ef4" officeooo:paragraph-rsid="001ad234"/>
    </style:style>
    <style:style style:name="P12" style:family="paragraph" style:parent-style-name="Standard">
      <style:paragraph-properties fo:margin-left="0.94cm" fo:margin-right="0cm" fo:text-indent="0cm" style:auto-text-indent="false">
        <style:tab-stops>
          <style:tab-stop style:position="2.171cm"/>
        </style:tab-stops>
      </style:paragraph-properties>
      <style:text-properties officeooo:rsid="00099ef4" officeooo:paragraph-rsid="000d3f05"/>
    </style:style>
    <style:style style:name="P13" style:family="paragraph" style:parent-style-name="Standard">
      <style:paragraph-properties fo:margin-left="0.94cm" fo:margin-right="0cm" fo:text-indent="0cm" style:auto-text-indent="false">
        <style:tab-stops>
          <style:tab-stop style:position="3.794cm"/>
          <style:tab-stop style:position="8.763cm"/>
          <style:tab-stop style:position="12.543cm"/>
        </style:tab-stops>
      </style:paragraph-properties>
      <style:text-properties officeooo:rsid="000b6ffa" officeooo:paragraph-rsid="0011b170"/>
    </style:style>
    <style:style style:name="P14" style:family="paragraph" style:parent-style-name="Standard">
      <style:paragraph-properties fo:margin-left="0.94cm" fo:margin-right="0cm" fo:text-indent="0cm" style:auto-text-indent="false">
        <style:tab-stops>
          <style:tab-stop style:position="3.794cm"/>
          <style:tab-stop style:position="8.763cm"/>
          <style:tab-stop style:position="12.543cm"/>
        </style:tab-stops>
      </style:paragraph-properties>
      <style:text-properties officeooo:rsid="000b6ffa" officeooo:paragraph-rsid="000b6ffa"/>
    </style:style>
    <style:style style:name="P15" style:family="paragraph" style:parent-style-name="Standard">
      <style:paragraph-properties fo:margin-left="0.94cm" fo:margin-right="0cm" fo:text-indent="0cm" style:auto-text-indent="false">
        <style:tab-stops>
          <style:tab-stop style:position="3.794cm"/>
          <style:tab-stop style:position="8.763cm"/>
          <style:tab-stop style:position="12.543cm"/>
        </style:tab-stops>
      </style:paragraph-properties>
      <style:text-properties officeooo:rsid="000b6ffa" officeooo:paragraph-rsid="001de34c"/>
    </style:style>
    <style:style style:name="P16" style:family="paragraph" style:parent-style-name="Standard" style:master-page-name="">
      <style:paragraph-properties fo:margin-left="0.94cm" fo:margin-right="0cm" fo:text-indent="0cm" style:auto-text-indent="false" style:page-number="auto">
        <style:tab-stops>
          <style:tab-stop style:position="3.794cm"/>
          <style:tab-stop style:position="8.763cm"/>
          <style:tab-stop style:position="12.543cm"/>
        </style:tab-stops>
      </style:paragraph-properties>
      <style:text-properties officeooo:rsid="00099ef4" officeooo:paragraph-rsid="00099ef4"/>
    </style:style>
    <style:style style:name="P17" style:family="paragraph" style:parent-style-name="Standard">
      <style:paragraph-properties fo:margin-left="0cm" fo:margin-right="0cm" fo:text-indent="0cm" style:auto-text-indent="false">
        <style:tab-stops>
          <style:tab-stop style:position="3.794cm"/>
        </style:tab-stops>
      </style:paragraph-properties>
      <style:text-properties officeooo:rsid="00099ef4" officeooo:paragraph-rsid="000e6077"/>
    </style:style>
    <style:style style:name="P18" style:family="paragraph" style:parent-style-name="Standard">
      <style:paragraph-properties fo:margin-left="0cm" fo:margin-right="0cm" fo:text-indent="0cm" style:auto-text-indent="false">
        <style:tab-stops>
          <style:tab-stop style:position="3.794cm"/>
        </style:tab-stops>
      </style:paragraph-properties>
      <style:text-properties officeooo:rsid="00099ef4" officeooo:paragraph-rsid="0016f9e4"/>
    </style:style>
    <style:style style:name="P19" style:family="paragraph" style:parent-style-name="Standard">
      <style:text-properties officeooo:rsid="00099ef4" officeooo:paragraph-rsid="00099ef4"/>
    </style:style>
    <style:style style:name="P20" style:family="paragraph" style:parent-style-name="Standard">
      <style:paragraph-properties fo:margin-left="0.94cm" fo:margin-right="0cm" fo:text-indent="0cm" style:auto-text-indent="false">
        <style:tab-stops>
          <style:tab-stop style:position="3.794cm"/>
          <style:tab-stop style:position="8.763cm"/>
          <style:tab-stop style:position="12.543cm"/>
        </style:tab-stops>
      </style:paragraph-properties>
      <style:text-properties officeooo:rsid="000bb38c" officeooo:paragraph-rsid="001ad234"/>
    </style:style>
    <style:style style:name="P21" style:family="paragraph" style:parent-style-name="Standard">
      <style:paragraph-properties fo:margin-left="0.94cm" fo:margin-right="0cm" fo:text-indent="0cm" style:auto-text-indent="false">
        <style:tab-stops>
          <style:tab-stop style:position="3.794cm"/>
          <style:tab-stop style:position="8.763cm"/>
          <style:tab-stop style:position="12.543cm"/>
        </style:tab-stops>
      </style:paragraph-properties>
      <style:text-properties officeooo:rsid="000b6ffa" officeooo:paragraph-rsid="001de34c"/>
    </style:style>
    <style:style style:name="P22" style:family="paragraph" style:parent-style-name="Standard">
      <style:paragraph-properties fo:margin-left="0.94cm" fo:margin-right="0cm" fo:text-indent="0cm" style:auto-text-indent="false">
        <style:tab-stops>
          <style:tab-stop style:position="3.794cm"/>
          <style:tab-stop style:position="8.763cm"/>
          <style:tab-stop style:position="12.543cm"/>
        </style:tab-stops>
      </style:paragraph-properties>
      <style:text-properties officeooo:rsid="001e21d3" officeooo:paragraph-rsid="001e21d3"/>
    </style:style>
    <style:style style:name="P23" style:family="paragraph" style:parent-style-name="Standard">
      <style:paragraph-properties fo:margin-left="0.94cm" fo:margin-right="0cm" fo:text-indent="0cm" style:auto-text-indent="false">
        <style:tab-stops>
          <style:tab-stop style:position="2.171cm"/>
        </style:tab-stops>
      </style:paragraph-properties>
      <style:text-properties officeooo:rsid="00099ef4" officeooo:paragraph-rsid="000d3f05"/>
    </style:style>
    <style:style style:name="P24" style:family="paragraph" style:parent-style-name="Standard">
      <style:paragraph-properties fo:margin-left="0.94cm" fo:margin-right="0cm" fo:text-indent="0cm" style:auto-text-indent="false">
        <style:tab-stops>
          <style:tab-stop style:position="2.171cm"/>
        </style:tab-stops>
      </style:paragraph-properties>
      <style:text-properties officeooo:rsid="00208007" officeooo:paragraph-rsid="00208007"/>
    </style:style>
    <style:style style:name="T1" style:family="text">
      <style:text-properties officeooo:rsid="000b6ffa"/>
    </style:style>
    <style:style style:name="T2" style:family="text">
      <style:text-properties officeooo:rsid="0011abcf"/>
    </style:style>
    <style:style style:name="T3" style:family="text">
      <style:text-properties officeooo:rsid="0011b170"/>
    </style:style>
    <style:style style:name="T4" style:family="text">
      <style:text-properties officeooo:rsid="0011ded8"/>
    </style:style>
    <style:style style:name="T5" style:family="text">
      <style:text-properties officeooo:rsid="0014df81"/>
    </style:style>
    <style:style style:name="T6" style:family="text">
      <style:text-properties officeooo:rsid="001576bf"/>
    </style:style>
    <style:style style:name="T7" style:family="text">
      <style:text-properties officeooo:rsid="0015fe66"/>
    </style:style>
    <style:style style:name="T8" style:family="text">
      <style:text-properties officeooo:rsid="001ad234"/>
    </style:style>
    <style:style style:name="T9" style:family="text">
      <style:text-properties officeooo:rsid="001c0fd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Oculus Festival in 豊橋 スタッフ向け資料</text:p>
      <text:p text:style-name="P1"/>
      <text:p text:style-name="P2">2014.5.19<text:span text:style-name="T4">@TrialVillage</text:span></text:p>
      <text:p text:style-name="P1"/>
      <text:p text:style-name="P1">スタッフ</text:p>
      <text:p text:style-name="P16">展示者<text:tab/>内容<text:tab/>必要スペース<text:tab/>必要電源数</text:p>
      <text:p text:style-name="P10"><text:span text:style-name="T1">@yunayuna64<text:tab/></text:span>未定</text:p>
      <text:p text:style-name="P14">@izm<text:tab/>電脳フィギュア</text:p>
      <text:p text:style-name="P13">@ta28jp<text:tab/>テニスっぽいもの<text:span text:style-name="T3">(</text:span>変更↓<text:span text:style-name="T3">)</text:span></text:p>
      <text:p text:style-name="P13"><text:tab/>マリオっぽいユニティちゃん</text:p>
      <text:p text:style-name="P7">@kirurobo<text:tab/>MVNかFalcon？</text:p>
      <text:p text:style-name="P8">@udasan_koubou<text:tab/>少女救出かネコ？<text:tab/>隣で説明</text:p>
      <text:p text:style-name="P7">@takane69<text:tab/>VR手筒花火<text:tab/>隣で説明<text:tab/><text:span text:style-name="T5">4?!</text:span></text:p>
      <text:p text:style-name="P8">@ena_wktk<text:tab/>後退社<text:span text:style-name="T6">(変更？↓)</text:span></text:p>
      <text:p text:style-name="P8"><text:tab/>うんコースター</text:p>
      <text:p text:style-name="P9">@wyvernMurai<text:tab/>未定</text:p>
      <text:p text:style-name="P22">@minoaimino<text:tab/>公園彼女</text:p>
      <text:p text:style-name="P9">展示予定</text:p>
      <text:p text:style-name="P15">@tezumashi<text:tab/>乗馬？<text:tab/><text:span text:style-name="T2">1800x1800+長机</text:span></text:p>
      <text:p text:style-name="P15"><text:tab/>新作？<text:tab/>対面</text:p>
      <text:p text:style-name="P15">遅れて登場</text:p>
      <text:p text:style-name="P15">@goroman<text:tab/>握手？<text:tab/>対面</text:p>
      <text:p text:style-name="P15"/>
      <text:p text:style-name="P11">お手伝い</text:p>
      <text:p text:style-name="P5">@AtsushiTheTramp</text:p>
      <text:p text:style-name="P5">@HiroseTakuya</text:p>
      <text:p text:style-name="P5">@3taroid</text:p>
      <text:p text:style-name="P5">@t_itamiya(<text:span text:style-name="T7">OculusRift貸与</text:span>)</text:p>
      <text:p text:style-name="P5">@Qman</text:p>
      <text:p text:style-name="P6">トラビレスタッフ/関係者</text:p>
      <text:p text:style-name="P17"/>
      <text:p text:style-name="P18">記入漏れ・空欄・修正が必要な方はご連絡くださいありましたらご連絡ください！</text:p>
      <text:p text:style-name="P17"/>
      <text:p text:style-name="P1">スケジュール</text:p>
      <text:p text:style-name="P12">2014.<text:span text:style-name="T9">0</text:span>5.31<text:tab/>設営準備(トラビレ親睦会最中)</text:p>
      <text:p text:style-name="P12">2014.<text:span text:style-name="T9">0</text:span>6.<text:span text:style-name="T9">0</text:span>1</text:p>
      <text:p text:style-name="P12"><text:span text:style-name="T8">0</text:span>9:00<text:tab/>搬入開始</text:p>
      <text:p text:style-name="P24">11:00<text:tab/>昼食打ち合わせ</text:p>
      <text:p text:style-name="P12">12:00<text:tab/>体験開始</text:p>
      <text:p text:style-name="P12">??:??<text:tab/>随時休憩</text:p>
      <text:p text:style-name="P12">17:00<text:tab/>イベント終了(予定)</text:p>
      <text:p text:style-name="P12">??:??<text:tab/>撤収→有志で打ち上げ？</text:p>
      <text:p text:style-name="P1"/>
      <text:p text:style-name="P3">混み具合にもよりますが、短時間で体験できるようなコンテンツだと回転率も上がりますし、酔いにくいかと思います。</text:p>
      <text:p text:style-name="P1">お手伝いの方に交代で展示代行していただけるように、展示者の方はマニュアル等用意していただけるとスムーズに出来ると思います。</text:p>
      <text:p text:style-name="P1">当日機材トラブルの可能性もありますので予備機の用意もできると助かります。</text:p>
      <text:p text:style-name="P3">会場内の会議室がホコ天イベントで有名人？の更衣室として使われますので、出入りの際、休憩も兼ねて一時的に入場を止めることがあります。</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0.5pt" style:language-asian="ja" style:country-asian="JP"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0.5pt" style:language-asian="ja" style:country-asian="JP"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9T13:45:04.833367000</meta:creation-date>
    <dc:date>2014-05-22T13:00:25.495985000</dc:date>
    <meta:editing-duration>PT2H15M14S</meta:editing-duration>
    <meta:editing-cycles>24</meta:editing-cycles>
    <meta:generator>LibreOffice/4.1.6.2$MacOSX_x86 LibreOffice_project/40ff705089295be5be0aae9b15123f687c05b0a</meta:generator>
    <meta:document-statistic meta:table-count="0" meta:image-count="0" meta:object-count="0" meta:page-count="1" meta:paragraph-count="41" meta:word-count="497" meta:character-count="779" meta:non-whitespace-character-count="745"/>
  </office:meta>
</office:document-meta>
</file>